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626248"/>
    </style:style>
    <style:style style:name="gr2" style:family="graphic" style:parent-style-name="standard">
      <style:graphic-properties svg:stroke-width="0.028cm" svg:stroke-color="#494936" draw:fill="none" draw:fill-color="#ffffff" fo:padding-top="-0.036cm" fo:padding-bottom="-0.036cm" fo:padding-left="-0.036cm" fo:padding-right="-0.036cm"/>
    </style:style>
    <style:style style:name="gr3" style:family="graphic" style:parent-style-name="standard">
      <style:graphic-properties svg:stroke-width="0.04cm" svg:stroke-color="#494936" draw:fill="none" draw:fill-color="#ffffff" fo:padding-top="-0.03cm" fo:padding-bottom="-0.03cm" fo:padding-left="-0.03cm" fo:padding-right="-0.03cm"/>
    </style:style>
    <style:style style:name="gr4" style:family="graphic" style:parent-style-name="standard">
      <style:graphic-properties svg:stroke-width="0.04cm" svg:stroke-color="#a5a585" draw:fill="none" draw:fill-color="#ffffff" fo:padding-top="-0.03cm" fo:padding-bottom="-0.03cm" fo:padding-left="-0.03cm" fo:padding-right="-0.03cm"/>
    </style:style>
    <style:style style:name="gr5" style:family="graphic" style:parent-style-name="standard">
      <style:graphic-properties draw:stroke="none" svg:stroke-width="0.04cm" draw:fill-color="#a5a585"/>
    </style:style>
    <style:style style:name="gr6" style:family="graphic" style:parent-style-name="standard">
      <style:graphic-properties draw:stroke="none" svg:stroke-width="0.028cm" draw:fill-color="#c9c9b6"/>
    </style:style>
    <style:style style:name="gr7" style:family="graphic" style:parent-style-name="standard">
      <style:graphic-properties draw:stroke="none" svg:stroke-width="0.028cm" draw:fill-color="#626248"/>
    </style:style>
    <style:style style:name="gr8" style:family="graphic" style:parent-style-name="standard">
      <style:graphic-properties draw:stroke="none" svg:stroke-width="0.028cm" draw:fill-color="#7a7a5a"/>
    </style:style>
    <style:style style:name="gr9" style:family="graphic" style:parent-style-name="standard">
      <style:graphic-properties draw:stroke="none" svg:stroke-width="0.028cm" draw:fill-color="#dbdbce"/>
    </style:style>
    <style:style style:name="gr10" style:family="graphic" style:parent-style-name="standard">
      <style:graphic-properties svg:stroke-width="0.079cm" svg:stroke-color="#ecece7" draw:fill="none" draw:fill-color="#ffffff" fo:padding-top="-0.01cm" fo:padding-bottom="-0.01cm" fo:padding-left="-0.01cm" fo:padding-right="-0.01cm"/>
    </style:style>
    <style:style style:name="gr11" style:family="graphic" style:parent-style-name="standard">
      <style:graphic-properties draw:stroke="none" svg:stroke-width="0.279cm" draw:fill-color="#7a7a5a"/>
    </style:style>
    <style:style style:name="gr12" style:family="graphic" style:parent-style-name="standard">
      <style:graphic-properties draw:stroke="none" svg:stroke-width="0.279cm" draw:fill-color="#a5a585"/>
    </style:style>
    <style:style style:name="gr13" style:family="graphic" style:parent-style-name="standard">
      <style:graphic-properties svg:stroke-width="0.079cm" svg:stroke-color="#7a7a5a" draw:fill="none" draw:fill-color="#ffffff" fo:padding-top="-0.01cm" fo:padding-bottom="-0.01cm" fo:padding-left="-0.01cm" fo:padding-right="-0.01cm"/>
    </style:style>
  </office:automatic-styles>
  <office:body>
    <office:drawing>
      <draw:page draw:name="page1" draw:style-name="dp1" draw:master-page-name="Default">
        <draw:g>
          <draw:glue-point draw:id="4" svg:x="1.65cm" svg:y="-5cm"/>
          <draw:glue-point draw:id="5" svg:x="3.357cm" svg:y="-5cm"/>
          <draw:glue-point draw:id="6" svg:x="1.65cm" svg:y="5cm"/>
          <draw:glue-point draw:id="7" svg:x="3.357cm" svg:y="5cm"/>
          <draw:glue-point draw:id="8" svg:x="-5cm" svg:y="-0.375cm"/>
          <draw:glue-point draw:id="9" svg:x="-5cm" svg:y="0.375cm"/>
          <draw:glue-point draw:id="10" svg:x="5cm" svg:y="-2.204cm"/>
          <draw:glue-point draw:id="11" svg:x="5cm" svg:y="2.203cm"/>
          <draw:glue-point draw:id="12" svg:x="5cm" svg:y="0cm"/>
          <draw:glue-point draw:id="13" svg:x="5cm" svg:y="-1.267cm"/>
          <draw:glue-point draw:id="14" svg:x="5cm" svg:y="0.98cm"/>
          <draw:glue-point draw:id="15" svg:x="2.274cm" svg:y="-0.026cm"/>
          <draw:polygon draw:style-name="gr1" draw:layer="layout" svg:width="0.96cm" svg:height="0.405cm" svg:x="0cm" svg:y="0.802cm" svg:viewBox="0 0 961 406" draw:points="961,203 960,192 958,182 955,172 950,162 945,152 938,142 930,132 921,123 911,113 900,104 888,95 874,86 860,78 845,70 828,63 811,55 793,48 774,41 754,35 734,30 713,25 691,20 669,16 647,12 624,9 600,6 576,4 553,2 528,0 504,0 480,0 455,0 431,0 407,2 383,4 359,6 336,9 313,12 290,16 268,20 247,25 226,30 205,35 186,41 167,48 149,55 132,63 115,70 100,78 85,86 72,95 60,104 48,113 38,123 29,132 21,142 14,152 9,162 5,172 2,182 0,192 0,203 0,213 2,223 5,233 9,243 14,253 21,263 29,273 38,282 48,292 60,301 72,310 85,319 100,327 115,335 132,342 149,350 167,356 186,363 205,369 226,374 247,380 268,385 290,389 313,393 336,396 359,399 383,401 407,403 431,404 455,405 480,406 504,405 528,404 553,403 576,401 600,399 624,396 647,393 669,389 691,385 713,380 734,374 754,369 774,363 793,356 811,350 828,342 845,335 860,327 874,319 888,310 900,301 911,292 921,282 930,273 938,263 945,253 950,243 955,233 958,223 960,213">
            <text:p/>
          </draw:polygon>
          <draw:polygon draw:style-name="gr2" draw:layer="layout" svg:width="0.951cm" svg:height="0.406cm" svg:x="0cm" svg:y="0.793cm" svg:viewBox="0 0 952 407" draw:points="952,203 951,193 949,183 946,172 942,162 936,152 930,142 922,132 913,123 903,114 892,104 880,96 866,87 852,78 837,71 821,63 804,56 786,49 767,42 747,36 727,31 706,25 685,20 663,16 641,13 618,9 595,6 571,4 547,2 524,1 500,0 476,0 451,0 427,1 403,2 379,4 356,6 333,9 310,13 288,16 266,20 245,25 224,31 204,36 184,42 165,49 147,56 130,63 114,71 99,78 85,87 71,96 59,104 48,114 38,123 29,132 21,142 14,152 9,162 5,172 1,183 0,193 0,203 0,213 1,224 5,234 9,244 14,255 21,264 29,274 38,283 48,293 59,302 71,310 85,320 99,328 114,336 130,344 147,350 165,358 184,364 204,370 224,376 245,381 266,386 288,390 310,394 333,397 356,400 379,403 403,404 427,406 451,406 476,407 500,406 524,406 547,404 571,403 595,400 618,397 641,394 663,390 685,386 706,381 727,376 747,370 767,364 786,358 804,350 821,344 837,336 852,328 866,320 880,310 892,302 903,293 913,283 922,274 930,264 936,255 942,244 946,234 949,224 951,213">
            <text:p/>
          </draw:polygon>
          <draw:polyline draw:style-name="gr3" draw:layer="layout" svg:width="0.279cm" svg:height="0.139cm" svg:x="0.035cm" svg:y="1.017cm" svg:viewBox="0 0 280 140" draw:points="0,0 1,8 4,16 7,24 13,32 20,40 27,48 36,56 47,64 59,71 71,79 86,86 100,92 117,99 134,105 152,111 171,117 192,122 213,127 234,132 256,136 280,140">
            <text:p/>
          </draw:polyline>
          <draw:polyline draw:style-name="gr4" draw:layer="layout" svg:width="0.286cm" svg:height="0.131cm" svg:x="0.039cm" svg:y="0.844cm" svg:viewBox="0 0 287 132" draw:points="287,0 262,4 239,8 217,13 195,18 174,23 155,30 136,36 117,42 101,49 85,56 71,64 57,72 45,80 34,88 24,97 16,105 9,114 4,123 0,132">
            <text:p/>
          </draw:polyline>
          <draw:polygon draw:style-name="gr5" draw:layer="layout" svg:width="0.722cm" svg:height="2cm" svg:x="0.352cm" svg:y="0cm" svg:viewBox="0 0 723 2001" draw:points="722,1000 723,0 686,1 651,5 615,11 579,19 544,31 509,44 475,60 441,78 409,99 377,122 345,146 315,174 286,203 258,234 231,266 205,302 180,338 157,376 135,416 115,457 96,500 79,544 63,589 50,634 37,681 27,729 18,778 10,826 5,876 1,925 0,975 0,1025 1,1075 5,1125 10,1174 18,1223 27,1271 37,1319 50,1366 63,1412 79,1456 96,1500 115,1543 135,1584 157,1624 180,1662 205,1699 231,1734 258,1767 286,1798 315,1827 345,1854 377,1879 409,1901 441,1922 475,1940 509,1956 544,1970 579,1981 615,1989 651,1995 686,1999 723,2001">
            <text:p/>
          </draw:polygon>
          <draw:polyline draw:style-name="gr2" draw:layer="layout" svg:width="0.722cm" svg:height="2cm" svg:x="0.352cm" svg:y="0cm" svg:viewBox="0 0 723 2001" draw:points="723,0 686,1 651,5 615,11 579,19 544,31 509,44 475,60 441,78 408,99 377,121 345,146 315,173 286,203 257,234 231,266 205,302 180,337 157,376 135,416 115,457 96,500 79,543 63,588 49,634 37,681 26,729 17,778 10,826 5,876 1,925 0,975 0,1025 1,1075 5,1125 10,1174 17,1223 26,1271 37,1319 49,1366 63,1412 79,1457 96,1500 115,1543 135,1584 157,1624 180,1663 205,1699 231,1734 257,1767 286,1798 315,1827 345,1854 377,1879 408,1901 441,1922 475,1940 509,1956 544,1969 579,1981 615,1989 651,1995 686,1999 723,2001">
            <text:p/>
          </draw:polyline>
          <draw:polygon draw:style-name="gr6" draw:layer="layout" svg:width="0.555cm" svg:height="2cm" svg:x="0.793cm" svg:y="0cm" svg:viewBox="0 0 556 2001" draw:points="556,1000 556,949 554,899 552,848 550,798 547,749 543,700 538,652 533,605 527,559 521,514 514,471 506,428 497,387 489,348 479,310 469,274 459,241 448,209 436,179 425,151 413,125 400,102 387,81 374,62 361,45 347,31 334,20 320,11 306,5 292,1 278,0 263,1 249,5 235,11 221,20 208,31 194,45 181,62 168,81 155,102 142,125 130,151 119,179 107,209 96,241 86,274 76,310 66,348 58,387 49,428 41,471 34,514 28,559 22,605 17,652 12,700 8,749 6,798 3,848 1,899 0,949 0,1000 0,1051 1,1101 3,1152 6,1201 8,1251 12,1300 17,1348 22,1395 28,1441 34,1486 41,1529 49,1572 58,1612 66,1652 76,1689 86,1725 96,1759 107,1791 119,1821 130,1849 142,1875 155,1898 168,1919 181,1938 194,1955 208,1969 221,1980 235,1989 249,1995 263,1999 278,2001 292,1999 306,1995 320,1989 334,1980 347,1969 361,1955 374,1938 387,1919 400,1898 413,1875 425,1849 436,1821 448,1791 459,1759 469,1725 479,1689 489,1652 497,1612 506,1572 514,1529 521,1486 527,1441 533,1395 538,1348 543,1300 547,1251 550,1201 552,1152 554,1101 556,1051">
            <text:p/>
          </draw:polygon>
          <draw:polygon draw:style-name="gr2" draw:layer="layout" svg:width="0.546cm" svg:height="1.992cm" svg:x="0.793cm" svg:y="0cm" svg:viewBox="0 0 547 1993" draw:points="547,996 546,946 545,895 543,845 541,796 538,747 534,698 529,650 524,603 518,557 512,513 505,468 497,427 489,387 481,347 471,310 461,274 451,240 440,208 429,178 418,151 406,125 394,102 381,80 368,62 355,45 342,31 328,20 314,11 301,5 287,1 273,0 259,1 245,5 232,11 218,20 204,31 191,45 178,62 165,80 153,102 140,125 128,151 117,178 106,208 95,240 85,274 75,310 66,347 57,387 49,427 41,468 34,513 28,557 22,603 17,650 12,698 8,747 6,796 2,845 0,895 0,946 0,996 0,1046 0,1097 2,1147 6,1196 8,1245 12,1294 17,1342 22,1389 28,1435 34,1480 41,1523 49,1565 57,1606 66,1645 75,1683 85,1718 95,1752 106,1784 117,1814 128,1842 140,1867 153,1891 165,1912 178,1930 191,1947 204,1961 218,1972 232,1981 245,1987 259,1991 273,1993 287,1991 301,1987 314,1981 328,1972 342,1961 355,1947 368,1930 381,1912 394,1891 406,1867 418,1842 429,1814 440,1784 451,1752 461,1718 471,1683 481,1645 489,1606 497,1565 505,1523 512,1480 518,1435 524,1389 529,1342 534,1294 538,1245 541,1196 543,1147 545,1097 546,1046">
            <text:p/>
          </draw:polygon>
          <draw:polygon draw:style-name="gr7" draw:layer="layout" svg:width="0.273cm" svg:height="0.722cm" svg:x="0.739cm" svg:y="0.644cm" svg:viewBox="0 0 274 723" draw:points="274,361 273,343 273,325 272,306 271,288 269,270 267,253 265,235 262,219 260,202 256,186 253,170 249,155 245,140 240,125 236,112 231,99 226,87 220,75 215,64 209,54 203,45 197,37 191,29 184,22 177,16 171,11 164,7 157,4 150,1 143,0 137,0 130,0 123,1 116,4 109,7 102,11 96,16 89,22 83,29 76,37 70,45 64,54 58,64 53,75 47,87 42,99 37,112 33,125 28,140 24,155 20,170 17,186 13,202 11,219 8,235 6,253 4,270 2,288 1,306 0,325 0,343 0,361 0,379 0,397 1,416 2,433 4,451 6,469 8,487 11,503 13,520 17,536 20,552 24,567 28,582 33,597 37,610 42,623 47,635 53,647 58,657 64,668 70,677 76,685 83,693 89,700 96,706 102,711 109,715 116,718 123,721 130,722 137,723 143,722 150,721 157,718 164,715 171,711 177,706 184,700 191,693 197,685 203,677 209,668 215,657 220,647 226,635 231,623 236,610 240,597 245,582 249,567 253,552 256,536 260,520 262,503 265,487 267,469 269,451 271,433 272,416 273,397 273,379">
            <text:p/>
          </draw:polygon>
          <draw:polygon draw:style-name="gr2" draw:layer="layout" svg:width="0.265cm" svg:height="0.723cm" svg:x="0.739cm" svg:y="0.634cm" svg:viewBox="0 0 266 724" draw:points="266,362 266,343 265,324 264,306 263,289 261,271 259,253 257,236 254,219 252,202 248,186 245,170 242,155 238,140 234,126 229,112 224,100 219,87 214,76 209,64 203,55 197,45 191,37 185,29 179,22 172,16 166,11 159,7 153,4 146,1 139,0 132,0 126,0 119,1 113,4 106,7 99,11 93,16 86,22 80,29 74,37 68,45 62,55 56,64 51,76 46,87 41,100 36,112 32,126 27,140 23,155 20,170 16,186 13,202 11,219 8,236 6,253 4,271 2,289 1,306 0,324 0,343 0,362 0,380 0,399 1,416 2,434 4,452 6,470 8,487 11,504 13,521 16,537 20,553 23,568 27,583 32,597 36,611 41,624 46,636 51,648 56,659 62,669 68,678 74,686 80,694 86,700 93,706 99,712 106,716 113,719 119,722 126,723 132,724 139,723 146,722 153,719 159,716 166,712 172,706 179,700 185,694 191,686 197,678 203,669 209,659 214,648 219,636 224,624 229,611 234,597 238,583 242,568 245,553 248,537 252,521 254,504 257,487 259,470 261,452 263,434 264,416 265,399 266,380">
            <text:p/>
          </draw:polygon>
          <draw:polygon draw:style-name="gr8" draw:layer="layout" svg:width="0.221cm" svg:height="0.644cm" svg:x="1.065cm" svg:y="0.679cm" svg:viewBox="0 0 222 645" draw:points="17,645 0,627 0,18 17,0 204,106 222,132 222,512 204,547">
            <text:p/>
          </draw:polygon>
          <draw:polygon draw:style-name="gr8" draw:layer="layout" svg:width="0.353cm" svg:height="0.546cm" svg:x="0.881cm" svg:y="1.401cm" svg:viewBox="0 0 354 547" draw:points="62,485 26,414 0,335 8,335 17,335 35,335 44,326 70,300 97,256 123,202 150,141 203,0 221,0 354,176 354,220 336,291 300,370 274,441 238,485 203,537 159,547 97,537">
            <text:p/>
          </draw:polygon>
          <draw:polygon draw:style-name="gr9" draw:layer="layout" svg:width="0.212cm" svg:height="0.379cm" svg:x="0.722cm" svg:y="0.811cm" svg:viewBox="0 0 213 380" draw:points="0,0 213,0 213,380 0,380">
            <text:p/>
          </draw:polygon>
          <draw:polygon draw:style-name="gr2" draw:layer="layout" svg:width="0.212cm" svg:height="0.379cm" svg:x="0.722cm" svg:y="0.811cm" svg:viewBox="0 0 213 380" draw:points="0,0 213,0 213,380 0,380">
            <text:p/>
          </draw:polygon>
          <draw:polyline draw:style-name="gr10" draw:layer="layout" svg:width="0.507cm" svg:height="0.381cm" svg:x="0.492cm" svg:y="0.138cm" svg:viewBox="0 0 508 382" draw:points="508,0 471,6 436,15 400,25 365,38 331,53 297,71 264,90 232,111 201,134 172,160 143,187 116,215 90,245 65,277 41,310 19,345 0,382">
            <text:p/>
          </draw:polyline>
          <draw:polygon draw:style-name="gr11" draw:layer="layout" svg:width="0.353cm" svg:height="0.555cm" svg:x="0.881cm" svg:y="0.045cm" svg:viewBox="0 0 354 556" draw:points="62,70 26,140 0,220 8,220 17,220 26,220 44,229 70,255 97,291 123,352 150,405 194,546 221,556 354,370 354,335 336,264 300,176 274,114 238,70 203,17 159,0 97,17">
            <text:p/>
          </draw:polygon>
          <draw:polygon draw:style-name="gr12" draw:layer="layout" svg:width="0.177cm" svg:height="0.758cm" svg:x="0.643cm" svg:y="0.617cm" svg:viewBox="0 0 178 759" draw:points="168,80 159,168 159,238 159,344 159,468 159,521 159,573 159,618 168,688 168,759 71,626 0,494 44,247 97,132 178,0">
            <text:p/>
          </draw:polygon>
          <draw:polyline draw:style-name="gr13" draw:layer="layout" svg:width="0.6cm" svg:height="0.668cm" svg:x="0.398cm" svg:y="1.221cm" svg:viewBox="0 0 601 669" draw:points="0,0 7,42 16,84 28,125 41,166 56,206 72,244 91,282 111,319 133,354 157,387 181,420 207,450 234,480 264,507 293,532 324,556 356,577 389,597 423,614 457,629 493,642 529,653 564,662 601,669">
            <text:p/>
          </draw:polyline>
          <draw:polyline draw:style-name="gr2" draw:layer="layout" svg:width="0.281cm" svg:height="2cm" svg:x="0.793cm" svg:y="0cm" svg:viewBox="0 0 282 2001" draw:points="282,0 268,1 254,5 240,11 226,19 212,31 198,44 186,60 172,78 159,99 147,121 135,146 123,173 111,203 101,234 90,266 79,302 71,337 61,376 52,416 44,457 38,500 31,543 25,588 19,634 14,681 10,729 6,778 4,826 2,876 0,925 0,975 0,1025 0,1075 2,1125 4,1174 6,1223 10,1271 14,1319 19,1366 25,1412 31,1457 38,1500 44,1543 52,1584 61,1624 71,1663 79,1699 90,1734 101,1767 111,1798 123,1827 135,1854 147,1879 159,1901 172,1922 186,1940 198,1956 212,1969 226,1981 240,1989 254,1995 268,1999 282,2001">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peaker</dc:title>
    <meta:creation-date>2011-02-07T16:36:10</meta:creation-date>
    <meta:editing-duration>P0D</meta:editing-duration>
    <meta:editing-cycles>1</meta:editing-cycles>
    <meta:document-statistic meta:object-count="20"/>
    <meta:generator>OpenOffice.org/3.3$Linux OpenOffice.org_project/330m20$Build-9567</meta:generator>
  </office:meta>
</office:document-meta>
</file>